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059" svg:font-family="C059" style:font-pitch="variable"/>
    <style:font-face style:name="Chandas" svg:font-family="Chanda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montserrat" svg:font-family="montserrat"/>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loext:opacity="100%" style:font-name="DejaVu Sans" fo:font-size="13pt" fo:letter-spacing="normal" fo:font-style="normal" fo:font-weight="normal" style:font-size-asian="13pt" style:font-size-complex="13pt"/>
    </style:style>
    <style:style style:name="P2" style:family="paragraph" style:parent-style-name="Standard">
      <style:text-properties fo:font-variant="normal" fo:text-transform="none" fo:color="#000000" loext:opacity="100%" style:font-name="DejaVu Sans" fo:font-size="13pt" fo:letter-spacing="normal" fo:font-style="normal" fo:font-weight="normal" style:font-size-asian="13pt" style:font-size-complex="13pt"/>
    </style:style>
    <style:style style:name="P3" style:family="paragraph" style:parent-style-name="Standard">
      <style:text-properties style:font-name="DejaVu Sans" fo:font-size="13pt" style:font-size-asian="13pt" style:font-size-complex="13pt"/>
    </style:style>
    <style:style style:name="T1" style:family="text">
      <style:text-properties style:font-name="DejaVu Sans" fo:font-size="13pt"/>
    </style:style>
    <style:style style:name="T2" style:family="text">
      <style:text-properties style:font-name="DejaVu Sans" fo:font-size="13pt" style:font-size-asian="13pt" style:font-size-complex="13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ál es la diferencia entre una lista y una tupla en Python?</text:p>
      <text:p text:style-name="P1"/>
      <text:p text:style-name="P1"/>
      <text:p text:style-name="P3">Las listas son mutables (puedes cambiar sus elementos), mientras que las tuplas son inmutables (no puedes cambiar sus elementos).</text:p>
      <text:p text:style-name="P3">Sintaxis: Listas se definen con corchetes [], y tuplas con paréntesis ().</text:p>
      <text:p text:style-name="P3">Ejemplo de lista: [1, 2, 3]</text:p>
      <text:p text:style-name="P3">Ejemplo de tupla: (1, 2, 3)</text:p>
      <text:p text:style-name="P3"/>
      <text:p text:style-name="P2">¿Cuál es el orden de las operaciones?</text:p>
      <text:p text:style-name="P2"/>
      <text:p text:style-name="P2">Paréntesis: Las operaciones dentro de paréntesis tienen la mayor precedencia. Si hay paréntesis anidados, se evalúan de adentro hacia afuera.</text:p>
      <text:p text:style-name="P2">Exponenciación: Las operaciones de exponenciación se evalúan a continuación.</text:p>
      <text:p text:style-name="P2">Multiplicación, División y Módulo: Las multiplicaciones, divisiones y operaciones de módulo se evalúan de izquierda a derecha.</text:p>
      <text:p text:style-name="P2">Suma y Resta: Las sumas y restas se evalúan de izquierda a derecha.</text:p>
      <text:p text:style-name="P2"/>
      <text:p text:style-name="P2"/>
      <text:p text:style-name="P2">¿Qué es un diccionario Python?</text:p>
      <text:p text:style-name="P2"/>
      <text:p text:style-name="P2">Un diccionario en Python es una estructura de datos que permite almacenar pares de elementos clave-valor. Es similar a una lista, pero en lugar de utilizar índices para acceder a los elementos, se utilizan claves. Cada elemento en un diccionario consiste en una clave única y su correspondiente valor.</text:p>
      <text:p text:style-name="P2"/>
      <text:p text:style-name="P2"/>
      <text:p text:style-name="P2">¿Cuál es la diferencia entre el método ordenado y la función de ordenación?</text:p>
      <text:p text:style-name="P2"/>
      <text:p text:style-name="P2"><text:s/>la diferencia principal radica en que sorted() devuelve una nueva lista ordenada sin modificar la original, mientras que sort() modifica la lista original. Dependiendo de tus necesidades, puedes elegir la opción que mejor se adapte a tu situación. Además, sorted() es más flexible ya que se puede aplicar a cualquier iterable, mientras que sort() solo está disponible para listas.</text:p>
      <text:p text:style-name="P2"/>
      <text:p text:style-name="P2"/>
      <text:p text:style-name="P2"/>
      <text:p text:style-name="P2"/>
      <text:p text:style-name="P2"/>
      <text:p text:style-name="P2"/>
      <text:p text:style-name="P2"><text:soft-page-break/>¿Qué es un operador de asignación?</text:p>
      <text:p text:style-name="P2"/>
      <text:p text:style-name="P2"/>
      <text:p text:style-name="P2">es un símbolo o conjunto de símbolos que se utiliza para asignar un valor a una variable en un lenguaje de programación. En Python, el operador de asignación básico es el signo igua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059" svg:font-family="C059" style:font-pitch="variable"/>
    <style:font-face style:name="Chandas" svg:font-family="Chanda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montserrat" svg:font-family="montserra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1:11:37.307325790</meta:creation-date>
    <dc:date>2024-04-02T01:28:04.027131132</dc:date>
    <meta:editing-duration>PT6M16S</meta:editing-duration>
    <meta:editing-cycles>1</meta:editing-cycles>
    <meta:document-statistic meta:table-count="0" meta:image-count="0" meta:object-count="0" meta:page-count="2" meta:paragraph-count="16" meta:word-count="287" meta:character-count="1772" meta:non-whitespace-character-count="1500"/>
    <meta:generator>LibreOffice/7.3.7.2$Linux_X86_64 LibreOffice_project/30$Build-2</meta:generator>
  </office:meta>
</office:document-meta>
</file>